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13fd0" officeooo:paragraph-rsid="00013fd0"/>
    </style:style>
    <style:style style:name="P2" style:family="paragraph" style:parent-style-name="Text_20_body">
      <style:text-properties fo:font-weight="bold" officeooo:rsid="00013fd0" officeooo:paragraph-rsid="00013fd0" style:font-weight-asian="bold" style:font-weight-complex="bold"/>
    </style:style>
    <style:style style:name="P3" style:family="paragraph" style:parent-style-name="Text_20_body">
      <style:text-properties fo:font-weight="bold" officeooo:rsid="00101073" officeooo:paragraph-rsid="00101073" style:font-weight-asian="bold" style:font-weight-complex="bold"/>
    </style:style>
    <style:style style:name="P4" style:family="paragraph" style:parent-style-name="Text_20_body">
      <style:text-properties officeooo:rsid="0003a0c1" officeooo:paragraph-rsid="0003a0c1"/>
    </style:style>
    <style:style style:name="P5" style:family="paragraph" style:parent-style-name="Text_20_body">
      <style:text-properties officeooo:rsid="0004cae9" officeooo:paragraph-rsid="0004cae9"/>
    </style:style>
    <style:style style:name="P6" style:family="paragraph" style:parent-style-name="Text_20_body">
      <style:text-properties officeooo:rsid="0009369f" officeooo:paragraph-rsid="0009369f"/>
    </style:style>
    <style:style style:name="P7" style:family="paragraph" style:parent-style-name="Text_20_body">
      <style:text-properties officeooo:rsid="000b1ddc" officeooo:paragraph-rsid="000b1ddc"/>
    </style:style>
    <style:style style:name="P8" style:family="paragraph" style:parent-style-name="Text_20_body">
      <style:text-properties officeooo:rsid="000c4804" officeooo:paragraph-rsid="000c4804"/>
    </style:style>
    <style:style style:name="P9" style:family="paragraph" style:parent-style-name="Text_20_body">
      <style:paragraph-properties fo:text-align="center" style:justify-single-word="false"/>
      <style:text-properties fo:font-size="10.5pt" fo:font-style="italic" officeooo:rsid="000c4804" officeooo:paragraph-rsid="000c4804" style:font-size-asian="10.5pt" style:font-style-asian="italic" style:font-size-complex="10.5pt" style:font-style-complex="italic"/>
    </style:style>
    <style:style style:name="P10" style:family="paragraph" style:parent-style-name="Text_20_body">
      <style:text-properties officeooo:rsid="000e1833" officeooo:paragraph-rsid="000e1833"/>
    </style:style>
    <style:style style:name="P11" style:family="paragraph" style:parent-style-name="Text_20_body">
      <style:text-properties officeooo:rsid="000f2f4f" officeooo:paragraph-rsid="000f2f4f"/>
    </style:style>
    <style:style style:name="P12" style:family="paragraph" style:parent-style-name="Text_20_body">
      <style:text-properties fo:font-size="11pt" fo:font-style="italic" fo:font-weight="bold" officeooo:rsid="00101073" officeooo:paragraph-rsid="00101073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1pt" fo:font-style="italic" officeooo:rsid="001113b1" officeooo:paragraph-rsid="001113b1" style:font-size-asian="11pt" style:font-style-asian="italic" style:font-size-complex="11pt" style:font-style-complex="italic"/>
    </style:style>
    <style:style style:name="P14" style:family="paragraph" style:parent-style-name="Text_20_body">
      <style:text-properties fo:font-size="11pt" fo:font-style="italic" fo:font-weight="normal" officeooo:rsid="000f2f4f" officeooo:paragraph-rsid="000f2f4f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ext_20_body">
      <style:text-properties fo:font-size="11pt" fo:font-style="italic" style:text-underline-style="none" officeooo:rsid="00212425" officeooo:paragraph-rsid="00212425" style:font-size-asian="11pt" style:font-style-asian="italic" style:font-size-complex="11pt" style:font-style-complex="italic"/>
    </style:style>
    <style:style style:name="P16" style:family="paragraph" style:parent-style-name="Text_20_body">
      <style:text-properties officeooo:rsid="0019af49" officeooo:paragraph-rsid="0019af49"/>
    </style:style>
    <style:style style:name="P17" style:family="paragraph" style:parent-style-name="Text_20_body">
      <style:text-properties officeooo:rsid="001baf9a" officeooo:paragraph-rsid="001baf9a"/>
    </style:style>
    <style:style style:name="P18" style:family="paragraph" style:parent-style-name="Text_20_body">
      <style:text-properties officeooo:rsid="001d5b03" officeooo:paragraph-rsid="001d5b03"/>
    </style:style>
    <style:style style:name="P19" style:family="paragraph" style:parent-style-name="Text_20_body">
      <style:text-properties officeooo:rsid="001f547f" officeooo:paragraph-rsid="001f547f"/>
    </style:style>
    <style:style style:name="P20" style:family="paragraph" style:parent-style-name="Text_20_body">
      <style:paragraph-properties fo:break-before="page"/>
      <style:text-properties fo:font-weight="bold" officeooo:rsid="00101073" officeooo:paragraph-rsid="00101073" style:font-weight-asian="bold" style:font-weight-complex="bold"/>
    </style:style>
    <style:style style:name="P21" style:family="paragraph" style:parent-style-name="Text_20_body">
      <style:text-properties fo:font-style="normal" officeooo:rsid="0004cae9" officeooo:paragraph-rsid="0004cae9" style:font-style-asian="normal" style:font-style-complex="normal"/>
    </style:style>
    <style:style style:name="P22" style:family="paragraph" style:parent-style-name="Text_20_body" style:list-style-name="L1">
      <style:text-properties fo:font-style="normal" officeooo:rsid="0004cae9" officeooo:paragraph-rsid="0004cae9" style:font-style-asian="normal" style:font-style-complex="normal"/>
    </style:style>
    <style:style style:name="P23" style:family="paragraph" style:parent-style-name="Text_20_body">
      <style:paragraph-properties fo:text-align="center" style:justify-single-word="false"/>
      <style:text-properties fo:font-style="normal" officeooo:rsid="0004cae9" officeooo:paragraph-rsid="0004cae9" style:font-style-asian="normal" style:font-style-complex="normal"/>
    </style:style>
    <style:style style:name="P24" style:family="paragraph" style:parent-style-name="Text_20_body">
      <style:paragraph-properties fo:text-align="center" style:justify-single-word="false"/>
      <style:text-properties fo:font-weight="normal" officeooo:rsid="0009369f" officeooo:paragraph-rsid="0009369f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09effd" officeooo:paragraph-rsid="0009effd" style:font-weight-asian="normal" style:font-weight-complex="normal"/>
    </style:style>
    <style:style style:name="P26" style:family="paragraph" style:parent-style-name="Text_20_body" style:list-style-name="L5">
      <style:text-properties fo:font-weight="normal" officeooo:rsid="000f2f4f" officeooo:paragraph-rsid="000f2f4f" style:font-weight-asian="normal" style:font-weight-complex="normal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rsid="0009effd" officeooo:paragraph-rsid="0009effd"/>
    </style:style>
    <style:style style:name="P28" style:family="paragraph" style:parent-style-name="Text_20_body">
      <style:paragraph-properties fo:text-align="start" style:justify-single-word="false"/>
      <style:text-properties style:text-position="0% 100%" fo:font-weight="normal" officeooo:rsid="000b1ddc" officeooo:paragraph-rsid="000b1ddc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text-position="0% 100%" fo:font-weight="normal" officeooo:rsid="000b1ddc" officeooo:paragraph-rsid="000b1ddc" style:font-weight-asian="normal" style:font-weight-complex="normal"/>
    </style:style>
    <style:style style:name="P30" style:family="paragraph" style:parent-style-name="Text_20_body" style:list-style-name="L3">
      <style:text-properties officeooo:rsid="000e1833" officeooo:paragraph-rsid="000e1833"/>
    </style:style>
    <style:style style:name="P31" style:family="paragraph" style:parent-style-name="Text_20_body" style:list-style-name="L4">
      <style:text-properties officeooo:rsid="000f2f4f" officeooo:paragraph-rsid="000f2f4f"/>
    </style:style>
    <style:style style:name="P32" style:family="paragraph" style:parent-style-name="Text_20_body" style:list-style-name="L5">
      <style:text-properties officeooo:rsid="000f2f4f" officeooo:paragraph-rsid="000f2f4f"/>
    </style:style>
    <style:style style:name="P33" style:family="paragraph" style:parent-style-name="Text_20_body">
      <style:text-properties fo:font-size="11pt" fo:font-style="italic" style:text-underline-style="none" fo:font-weight="normal" officeooo:rsid="00231216" officeooo:paragraph-rsid="00231216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Heading_20_1">
      <style:text-properties officeooo:rsid="00013fd0" officeooo:paragraph-rsid="00013fd0"/>
    </style:style>
    <style:style style:name="P35" style:family="paragraph" style:parent-style-name="Heading_20_2">
      <style:text-properties officeooo:rsid="0002cef3" officeooo:paragraph-rsid="0002cef3"/>
    </style:style>
    <style:style style:name="P36" style:family="paragraph" style:parent-style-name="Heading_20_2">
      <style:text-properties officeooo:rsid="0003a0c1" officeooo:paragraph-rsid="0003a0c1"/>
    </style:style>
    <style:style style:name="P37" style:family="paragraph" style:parent-style-name="Heading_20_2">
      <style:text-properties officeooo:rsid="00078a3a" officeooo:paragraph-rsid="00078a3a"/>
    </style:style>
    <style:style style:name="P38" style:family="paragraph" style:parent-style-name="Heading_20_2">
      <style:text-properties officeooo:rsid="000e1833" officeooo:paragraph-rsid="000e1833"/>
    </style:style>
    <style:style style:name="P39" style:family="paragraph" style:parent-style-name="Heading_20_3">
      <style:text-properties officeooo:rsid="000e1833" officeooo:paragraph-rsid="000e1833"/>
    </style:style>
    <style:style style:name="P40" style:family="paragraph" style:parent-style-name="Heading_20_3">
      <style:text-properties officeooo:rsid="00187955" officeooo:paragraph-rsid="00187955"/>
    </style:style>
    <style:style style:name="P41" style:family="paragraph" style:parent-style-name="Heading_20_3">
      <style:text-properties officeooo:rsid="001f4c27" officeooo:paragraph-rsid="001f4c27"/>
    </style:style>
    <style:style style:name="P42" style:family="paragraph">
      <style:paragraph-properties style:text-autospace="none"/>
    </style:style>
    <style:style style:name="P43" style:family="paragraph">
      <loext:graphic-properties draw:fill="solid" draw:fill-color="#333333"/>
      <style:paragraph-properties style:text-autospace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cae9" style:font-weight-asian="normal" style:font-weight-complex="normal"/>
    </style:style>
    <style:style style:name="T4" style:family="text">
      <style:text-properties fo:font-weight="normal" officeooo:rsid="000a3e7a" style:font-weight-asian="normal" style:font-weight-complex="normal"/>
    </style:style>
    <style:style style:name="T5" style:family="text">
      <style:text-properties fo:font-weight="normal" officeooo:rsid="0010713c" style:font-weight-asian="normal" style:font-weight-complex="normal"/>
    </style:style>
    <style:style style:name="T6" style:family="text">
      <style:text-properties fo:font-weight="normal" officeooo:rsid="00126d0e" style:font-weight-asian="normal" style:font-weight-complex="normal"/>
    </style:style>
    <style:style style:name="T7" style:family="text">
      <style:text-properties fo:font-weight="normal" officeooo:rsid="00128cd3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68ec4" style:font-style-asian="normal" style:font-style-complex="normal"/>
    </style:style>
    <style:style style:name="T12" style:family="text">
      <style:text-properties fo:font-style="normal" officeooo:rsid="00225f83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4cae9" style:font-style-asian="normal" style:font-weight-asian="normal" style:font-style-complex="normal" style:font-weight-complex="normal"/>
    </style:style>
    <style:style style:name="T15" style:family="text">
      <style:text-properties style:text-position="sub 58%" fo:font-weight="normal" style:font-weight-asian="normal" style:font-weight-complex="normal"/>
    </style:style>
    <style:style style:name="T16" style:family="text">
      <style:text-properties style:text-position="sub 58%" fo:font-weight="normal" officeooo:rsid="000dd8ba" style:font-weight-asian="normal" style:font-weight-complex="normal"/>
    </style:style>
    <style:style style:name="T17" style:family="text">
      <style:text-properties style:text-position="0% 100%" fo:font-weight="normal" style:font-weight-asian="normal" style:font-weight-complex="normal"/>
    </style:style>
    <style:style style:name="T18" style:family="text">
      <style:text-properties style:text-position="0% 100%" fo:font-weight="normal" officeooo:rsid="0011a5c3" style:font-weight-asian="normal" style:font-weight-complex="normal"/>
    </style:style>
    <style:style style:name="T19" style:family="text">
      <style:text-properties style:text-position="0% 100%" fo:font-weight="bold" style:font-weight-asian="bold" style:font-weight-complex="bold"/>
    </style:style>
    <style:style style:name="T20" style:family="text">
      <style:text-properties officeooo:rsid="000c8bee"/>
    </style:style>
    <style:style style:name="T21" style:family="text">
      <style:text-properties officeooo:rsid="0016d279"/>
    </style:style>
    <style:style style:name="T22" style:family="text">
      <style:text-properties officeooo:rsid="001b6f4d"/>
    </style:style>
    <style:style style:name="T23" style:family="text">
      <style:text-properties fo:color="#cc7832" style:font-name="DejaVu Sans Mono" fo:font-size="9pt" style:font-name-asian="DejaVu Sans Mono" style:font-size-asian="9pt" style:font-name-complex="DejaVu Sans Mono" style:font-size-complex="9pt"/>
    </style:style>
    <style:style style:name="T24" style:family="text">
      <style:text-properties fo:color="#a9b7c6" style:font-name="DejaVu Sans Mono" fo:font-size="9pt" style:font-name-asian="DejaVu Sans Mono" style:font-size-asian="9pt" style:font-name-complex="DejaVu Sans Mono" style:font-size-complex="9pt"/>
    </style:style>
    <style:style style:name="T25" style:family="text">
      <style:text-properties fo:color="#ffc66d" style:font-name="DejaVu Sans Mono" fo:font-size="9pt" style:font-name-asian="DejaVu Sans Mono" style:font-size-asian="9pt" style:font-name-complex="DejaVu Sans Mono" style:font-size-complex="9pt"/>
    </style:style>
    <style:style style:name="T26" style:family="text">
      <style:text-properties fo:color="#9876aa" style:font-name="DejaVu Sans Mono" fo:font-size="9pt" style:font-name-asian="DejaVu Sans Mono" style:font-size-asian="9pt" style:font-name-complex="DejaVu Sans Mono" style:font-size-complex="9pt"/>
    </style:style>
    <style:style style:name="T27" style:family="text">
      <style:text-properties fo:color="#ffc66d" style:font-name="DejaVu Sans Mono" fo:font-size="9pt" fo:font-style="italic" style:font-name-asian="DejaVu Sans Mono" style:font-size-asian="9pt" style:font-style-asian="italic" style:font-name-complex="DejaVu Sans Mono" style:font-size-complex="9pt" style:font-style-complex="italic"/>
    </style:style>
    <style:style style:name="T28" style:family="text">
      <style:text-properties fo:color="#6897bb" style:font-name="DejaVu Sans Mono" fo:font-size="9pt" style:font-name-asian="DejaVu Sans Mono" style:font-size-asian="9pt" style:font-name-complex="DejaVu Sans Mono" style:font-size-complex="9pt"/>
    </style:style>
    <style:style style:name="T29" style:family="text">
      <style:text-properties fo:color="#6a8759" style:font-name="DejaVu Sans Mono" fo:font-size="9pt" style:font-name-asian="DejaVu Sans Mono" style:font-size-asian="9pt" style:font-name-complex="DejaVu Sans Mono" style:font-size-complex="9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333333" fo:min-height="6.669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333333" fo:min-height="3.70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333333" fo:min-height="5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ssPwn</text:p>
      <text:h text:style-name="P34" text:outline-level="1">Passwords</text:h>
      <text:p text:style-name="P7">Lists of published password files were analysed to gain a better understanding of passwords.</text:p>
      <text:h text:style-name="P35" text:outline-level="2">What is a Password?</text:h>
      <text:p text:style-name="P1">In PassPwn, passwords are defined as having a <text:span text:style-name="T1">stem</text:span>, then optionally a <text:span text:style-name="T1">transform</text:span> and a <text:span text:style-name="T1">suffix</text:span>.</text:p>
      <text:p text:style-name="P2">Stem<text:span text:style-name="T2">: The base of the password. Usually a single word (e.g. </text:span><text:span text:style-name="T3">j</text:span><text:span text:style-name="T9">ulie</text:span><text:span text:style-name="T13">)</text:span></text:p>
      <text:p text:style-name="P2"><text:span text:style-name="T10">Transform</text:span><text:span text:style-name="T13">: A conversion applied to the stem (e.g. replace all e’s with 3’s. </text:span><text:span text:style-name="T14">j</text:span><text:span text:style-name="T13">uli3)</text:span></text:p>
      <text:p text:style-name="P2"><text:span text:style-name="T10">Suffix</text:span><text:span text:style-name="T13">: Characters added to the end of the stem (e.g. 1972. </text:span><text:span text:style-name="T14">j</text:span><text:span text:style-name="T13">uli31972)</text:span></text:p>
      <text:h text:style-name="P36" text:outline-level="2">Probabilities</text:h>
      <text:p text:style-name="P4">If we know the probabilities that a password has a certain stem, transform and suffix, we can <text:span text:style-name="T21">roughly</text:span> calculate the probability that a specific password is <text:span text:style-name="T8">the</text:span><text:span text:style-name="T10"> password.</text:span></text:p>
      <text:p text:style-name="P21">For example, let’s say:</text:p>
      <text:list xml:id="list1712714360" text:style-name="L1">
        <text:list-item>
          <text:p text:style-name="P22">The chance of the password being a first name is 20%</text:p>
        </text:list-item>
        <text:list-item>
          <text:p text:style-name="P22">The chance of the password using an “e to 3” transform is 2%</text:p>
        </text:list-item>
        <text:list-item>
          <text:p text:style-name="P22">The chance of the password being suffixed with their birth year is 5%</text:p>
        </text:list-item>
      </text:list>
      <text:p text:style-name="P21">We can calculate the rough probability of this password with:</text:p>
      <text:p text:style-name="P23"><draw:frame draw:style-name="fr1" draw:name="Object1" text:anchor-type="as-char" svg:y="-0.377cm" svg:width="4.477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3"><draw:frame draw:style-name="fr1" draw:name="Object2" text:anchor-type="as-char" svg:y="-0.614cm" svg:width="6.563cm" svg:height="0.98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Note: Probabilities used above are global probabilities.</text:p>
      <text:p text:style-name="P5"><text:span text:style-name="T10">So, in this case, the probability of juli31972 being their password is 1/5000. </text:span><text:span text:style-name="T11">Of course, these probabilities are just examples.</text:span></text:p>
      <text:p text:style-name="P8"><text:span text:style-name="T11">B</text:span><text:span text:style-name="T10">y being able to assign a probability to every unique password, we can sort and filter by the most probable guesses for greater efficiency.</text:span></text:p>
      <text:p text:style-name="P18"><text:span text:style-name="T10">Included is the working spreadsheet I used to find probabilities for certain stems, transforms and suffixes. It’s admittedly by no means perfect, but gave me </text:span><text:span text:style-name="T12">some</text:span><text:span text:style-name="T10"> ideas.</text:span></text:p>
      <text:h text:style-name="P37" text:outline-level="2">Local &amp; Global Probabilities</text:h>
      <text:p text:style-name="P6">In short – <text:span text:style-name="T20">and using suffixes for example -</text:span> a <text:span text:style-name="T1">global</text:span> probability is the chance that a password has that suffix. A <text:span text:style-name="T1">local</text:span><text:span text:style-name="T2"> probability is the chance that a given suffix is that suffix.</text:span></text:p>
      <text:p text:style-name="P6"><text:span text:style-name="T2">To give an example </text:span><text:span text:style-name="T4">for a particular suffix</text:span><text:span text:style-name="T2">:</text:span></text:p>
      <text:p text:style-name="P24"><text:soft-page-break/><draw:frame draw:style-name="fr1" draw:name="Object3" text:anchor-type="as-char" svg:y="-0.377cm" svg:width="2.91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5">Where:</text:p>
      <text:list xml:id="list3468794344" text:style-name="L2">
        <text:list-item>
          <text:p text:style-name="P27"><text:span text:style-name="T2">P</text:span><text:span text:style-name="T16">global</text:span><text:span text:style-name="T17"> = Global probability of a certain suffix type</text:span></text:p>
        </text:list-item>
        <text:list-item>
          <text:p text:style-name="P27"><text:span text:style-name="T17">S = Probability that a password has </text:span><text:span text:style-name="T19">any</text:span><text:span text:style-name="T17"> suffix</text:span></text:p>
        </text:list-item>
        <text:list-item>
          <text:p text:style-name="P27"><text:span text:style-name="T17">P</text:span><text:span text:style-name="T15">local</text:span><text:span text:style-name="T17"> = Local probability of that suffix</text:span></text:p>
        </text:list-item>
      </text:list>
      <text:p text:style-name="P28"/>
      <text:p text:style-name="P28">So we know that if – for example – 20% of passwords have suffixes and 5% of all suffixes are 420, then the chance of a password having the suffix 420 is:</text:p>
      <text:p text:style-name="P29"><draw:frame draw:style-name="fr1" draw:name="Object4" text:anchor-type="as-char" svg:y="-0.614cm" svg:width="5.403cm" svg:height="0.98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3"><text:span text:style-name="T17">Note: Local and Global probabilities only apply to suffixes and transforms as the probability that a password has a stem is 100% </text:span><text:span text:style-name="T18">(that is to say, the local and global probabilities for stems are always the same).</text:span></text:p>
      <text:h text:style-name="P34" text:outline-level="1">Modules</text:h>
      <text:p text:style-name="P10">PassPwn allows people to add their own modules. Modules may contain extra stems, transforms and suffixes.</text:p>
      <text:h text:style-name="P38" text:outline-level="2">Creating a Module</text:h>
      <text:list xml:id="list200694780" text:style-name="L3">
        <text:list-item>
          <text:p text:style-name="P30">Create a directory at modules/&lt;module_name&gt;</text:p>
        </text:list-item>
        <text:list-item>
          <text:p text:style-name="P30">Put stems in modules/&lt;module_name&gt;/stems</text:p>
        </text:list-item>
        <text:list-item>
          <text:p text:style-name="P30">Put transforms in modules/&lt;module_name&gt;/transforms</text:p>
        </text:list-item>
        <text:list-item>
          <text:p text:style-name="P30">Put suffixes in modules/&lt;module_name&gt;/suffixes</text:p>
        </text:list-item>
      </text:list>
      <text:h text:style-name="P39" text:outline-level="3">Creating a Stem</text:h>
      <text:p text:style-name="P11">Let’s say we want to add the target’s mother’s first name as a stem.</text:p>
      <text:list xml:id="list1017742582" text:style-name="L4">
        <text:list-item>
          <text:p text:style-name="P31">Create the file &lt;module_dir&gt;/stems/<text:span text:style-name="T1">motherfirstname</text:span>.php</text:p>
        </text:list-item>
      </text:list>
      <text:p text:style-name="P11">When loading modules, it looks for entries in the INI with key <text:span text:style-name="T1">motherfirstname</text:span><text:span text:style-name="T2">.</text:span></text:p>
      <text:list xml:id="list1720576845" text:style-name="L5">
        <text:list-item>
          <text:p text:style-name="P26">Create a section in the INI for your module, [module:&lt;module_name&gt;]</text:p>
        </text:list-item>
        <text:list-item>
          <text:p text:style-name="P32"><text:span text:style-name="T2">add an entry </text:span><text:span text:style-name="T1">motherfirstname=””</text:span></text:p>
        </text:list-item>
      </text:list>
      <text:p text:style-name="P14">Note: the entry must match the name perfectly and is case sensitive.</text:p>
      <text:p text:style-name="P3"/>
      <text:p text:style-name="P20">Now for the code</text:p>
      <text:p text:style-name="P3"><text:span text:style-name="T2">Inside motherfirstname.php, </text:span><text:span text:style-name="T6">the minim</text:span><text:span text:style-name="T7">um</text:span><text:span text:style-name="T6"> code for a stem</text:span><text:span text:style-name="T2">:</text:span></text:p>
      <text:p text:style-name="P12"><draw:frame text:anchor-type="paragraph" draw:z-index="4" draw:name="Shape1" draw:style-name="gr1" draw:text-style-name="P43" svg:width="16.908cm" svg:height="6.67cm" svg:x="0.086cm" svg:y="0.307cm"><draw:text-box><text:p text:style-name="P42"><text:span text:style-name="T23">&lt;?php</text:span><text:span text:style-name="T23"><text:line-break/></text:span><text:span text:style-name="T23">class </text:span><text:span text:style-name="T24">motherfirstname </text:span><text:span text:style-name="T23">extends </text:span><text:span text:style-name="T24">StemMaster</text:span><text:span text:style-name="T24"><text:line-break/></text:span><text:span text:style-name="T24">{</text:span><text:span text:style-name="T24"><text:line-break/></text:span><text:span text:style-name="T24"> <text:s text:c="3"/></text:span><text:span text:style-name="T23">public function </text:span><text:span text:style-name="T25">__construct</text:span><text:span text:style-name="T24">(</text:span><text:span text:style-name="T26">$input </text:span><text:span text:style-name="T24">= </text:span><text:span text:style-name="T23">null</text:span><text:span text:style-name="T24">)</text:span><text:span text:style-name="T24"><text:line-break/></text:span><text:span text:style-name="T24"> <text:s text:c="3"/>{</text:span><text:span text:style-name="T24"><text:line-break/></text:span><text:span text:style-name="T24"> <text:s text:c="7"/></text:span><text:span text:style-name="T23">parent</text:span><text:span text:style-name="T24">::</text:span><text:span text:style-name="T27">__construct</text:span><text:span text:style-name="T24">(</text:span><text:span text:style-name="T24"><text:line-break/></text:span><text:span text:style-name="T24"> <text:s text:c="11"/></text:span><text:span text:style-name="T28">&lt;stem_probability&gt;</text:span><text:span text:style-name="T23">,</text:span><text:span text:style-name="T23"><text:line-break/></text:span><text:span text:style-name="T23"> <text:s text:c="11"/></text:span><text:span text:style-name="T26">$input</text:span><text:span text:style-name="T23">,</text:span><text:span text:style-name="T23"><text:line-break/></text:span><text:span text:style-name="T23"> <text:s text:c="11"/></text:span><text:span text:style-name="T29">"&lt;description_of_stem&gt;"</text:span><text:span text:style-name="T29"><text:line-break/></text:span><text:span text:style-name="T29"> <text:s text:c="7"/></text:span><text:span text:style-name="T24">)</text:span><text:span text:style-name="T23">;</text:span><text:span text:style-name="T23"><text:line-break/></text:span><text:span text:style-name="T23"> <text:s text:c="3"/></text:span><text:span text:style-name="T24">}</text:span><text:span text:style-name="T24"><text:line-break/></text:span><text:span text:style-name="T24"><text:line-break/></text:span><text:span text:style-name="T24"> <text:s text:c="3"/></text:span><text:span text:style-name="T23">public function </text:span><text:span text:style-name="T25">getStemStrings</text:span><text:span text:style-name="T24">()</text:span><text:span text:style-name="T24"><text:line-break/></text:span><text:span text:style-name="T24"> <text:s text:c="3"/>{</text:span><text:span text:style-name="T24"><text:line-break/></text:span><text:span text:style-name="T24"> <text:s text:c="7"/></text:span><text:span text:style-name="T23">return </text:span><text:span text:style-name="T26">$this</text:span><text:span text:style-name="T24">-&gt;</text:span><text:span text:style-name="T25">getInput</text:span><text:span text:style-name="T24">()</text:span><text:span text:style-name="T23">;</text:span><text:span text:style-name="T23"><text:line-break/></text:span><text:span text:style-name="T23"> <text:s text:c="3"/></text:span><text:span text:style-name="T24">}</text:span><text:span text:style-name="T24"><text:line-break/></text:span><text:span text:style-name="T24">}</text:span><text:span text:style-name="T24"><text:line-break/></text:span><text:span text:style-name="T23">?&gt;</text:span></text:p></draw:text-box></draw:frame><text:span text:style-name="T2">NOTE: $input comes in as a string, but the parent always converts it to an array </text:span><text:span text:style-name="T5">(comma delimited).</text:span></text:p>
      <text:h text:style-name="P40" text:outline-level="3">Creating a Suffix</text:h>
      <text:p text:style-name="P16">Let’s create a the suffix “69420”. <text:span text:style-name="T22">Simply create the file &lt;module_dir&gt;/suffixes/whatever.php:</text:span></text:p>
      <text:p text:style-name="P17"><draw:frame text:anchor-type="paragraph" draw:z-index="5" draw:name="Shape2" draw:style-name="gr2" draw:text-style-name="P43" svg:width="16.749cm" svg:height="3.703cm" svg:x="0.086cm" svg:y="0.06cm"><draw:text-box><text:p text:style-name="P42"><text:span text:style-name="T23">&lt;?php</text:span><text:span text:style-name="T23"><text:line-break/></text:span><text:span text:style-name="T23">class </text:span><text:span text:style-name="T24">my_suffixes </text:span><text:span text:style-name="T23">extends </text:span><text:span text:style-name="T24">SuffixMaster</text:span><text:span text:style-name="T24"><text:line-break/></text:span><text:span text:style-name="T24">{</text:span><text:span text:style-name="T24"><text:line-break/></text:span><text:span text:style-name="T24"> <text:s text:c="3"/></text:span><text:span text:style-name="T23">protected function </text:span><text:span text:style-name="T25">generateSuffixes</text:span><text:span text:style-name="T24">()</text:span><text:span text:style-name="T24"><text:line-break/></text:span><text:span text:style-name="T24"> <text:s text:c="3"/>{</text:span><text:span text:style-name="T24"><text:line-break/></text:span><text:span text:style-name="T24"> <text:s text:c="7"/>$this-&gt;add('69420',</text:span><text:span text:style-name="T23"> &lt;local_probability&gt;</text:span><text:span text:style-name="T24">)</text:span><text:span text:style-name="T23">;</text:span><text:span text:style-name="T23"><text:line-break/></text:span><text:span text:style-name="T23"> <text:s text:c="3"/></text:span><text:span text:style-name="T24">}</text:span><text:span text:style-name="T24"><text:line-break/></text:span><text:span text:style-name="T24">}</text:span><text:span text:style-name="T24"><text:line-break/></text:span><text:span text:style-name="T23">?&gt;</text:span></text:p></draw:text-box></draw:frame>Unlike stems, suffixes and transforms don’t need to be referenced in an INI and the filename &amp; class name can be anything.</text:p>
      <text:p text:style-name="P17">You can also add as many suffixes as you like per class.</text:p>
      <text:p text:style-name="P15">NOTE: It’s important that you use <text:span text:style-name="T1">local </text:span><text:span text:style-name="T2">probability.</text:span></text:p>
      <text:p text:style-name="P33">NOTE: If you’re unsure about probabilities, the StatsMinder class may have some helpful static variables.</text:p>
      <text:h text:style-name="P41" text:outline-level="3">Creating a Transform</text:h>
      <text:p text:style-name="P19">Let’s create a rot13 transform. Create the file &lt;module_dir&gt;/transforms/whatever.php:</text:p>
      <text:p text:style-name="P19"><draw:frame text:anchor-type="paragraph" draw:z-index="6" draw:name="Shape3" draw:style-name="gr3" draw:text-style-name="P43" svg:width="17.066cm" svg:height="5.319cm" svg:x="-0.019cm" svg:y="0.393cm"><draw:text-box><text:p text:style-name="P42"><text:span text:style-name="T23">&lt;?php</text:span><text:span text:style-name="T23"><text:line-break/></text:span><text:span text:style-name="T23">class </text:span><text:span text:style-name="T24">TransformRot13 </text:span><text:span text:style-name="T23">extends </text:span><text:span text:style-name="T24">TransformMaster</text:span><text:span text:style-name="T24"><text:line-break/></text:span><text:span text:style-name="T24">{</text:span><text:span text:style-name="T24"><text:line-break/></text:span><text:span text:style-name="T24"> <text:s text:c="3"/></text:span><text:span text:style-name="T23">public function </text:span><text:span text:style-name="T25">__construct</text:span><text:span text:style-name="T24">()</text:span><text:span text:style-name="T24"><text:line-break/></text:span><text:span text:style-name="T24"> <text:s text:c="3"/>{</text:span><text:span text:style-name="T24"><text:line-break/></text:span><text:span text:style-name="T24"> <text:s text:c="7"/></text:span><text:span text:style-name="T23">parent</text:span><text:span text:style-name="T24">::</text:span><text:span text:style-name="T27">__construct</text:span><text:span text:style-name="T24">(</text:span><text:span text:style-name="T28">&lt;local_probability&gt;</text:span><text:span text:style-name="T24">)</text:span><text:span text:style-name="T23">;</text:span><text:span text:style-name="T23"><text:line-break/></text:span><text:span text:style-name="T23"> <text:s text:c="3"/></text:span><text:span text:style-name="T24">}</text:span><text:span text:style-name="T24"><text:line-break/></text:span><text:span text:style-name="T24"><text:line-break/></text:span><text:span text:style-name="T24"> <text:s text:c="3"/></text:span><text:span text:style-name="T23">protected function </text:span><text:span text:style-name="T25">doTransform</text:span><text:span text:style-name="T24">(</text:span><text:span text:style-name="T26">$stem</text:span><text:span text:style-name="T24">)</text:span><text:span text:style-name="T24"><text:line-break/></text:span><text:span text:style-name="T24"> <text:s text:c="3"/>{</text:span><text:span text:style-name="T24"><text:line-break/></text:span><text:span text:style-name="T24"> <text:s text:c="7"/></text:span><text:span text:style-name="T23">return </text:span><text:span text:style-name="T24">str_rot13(</text:span><text:span text:style-name="T26">$stem</text:span><text:span text:style-name="T24">)</text:span><text:span text:style-name="T23">;</text:span><text:span text:style-name="T23"><text:line-break/></text:span><text:span text:style-name="T23"> <text:s text:c="3"/></text:span><text:span text:style-name="T24">}</text:span><text:span text:style-name="T24"><text:line-break/></text:span><text:span text:style-name="T24">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21:38:41.375785969</meta:creation-date>
    <meta:editing-duration>P0D</meta:editing-duration>
    <meta:editing-cycles>1</meta:editing-cycles>
    <meta:generator>LibreOffice/6.0.7.3$Linux_X86_64 LibreOffice_project/00m0$Build-3</meta:generator>
    <meta:document-statistic meta:table-count="0" meta:image-count="0" meta:object-count="4" meta:page-count="3" meta:paragraph-count="57" meta:word-count="593" meta:character-count="3564" meta:non-whitespace-character-count="3034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sub>
          <mi>P</mi>
          <mi mathvariant="italic">stem</mi>
        </msub>
        <mo stretchy="false">×</mo>
        <msub>
          <mi>P</mi>
          <mi mathvariant="italic">transform</mi>
        </msub>
        <mo stretchy="false">×</mo>
        <msub>
          <mi>P</mi>
          <mi mathvariant="italic">suffix</mi>
        </msub>
      </mrow>
    </mrow>
    <annotation encoding="StarMath 5.0">P = P_stem times P_transform times P_suffix </annotation>
  </semantics>
</math>
</file>

<file path=Object 2/content.xml><?xml version="1.0" encoding="utf-8"?>
<math xmlns="http://www.w3.org/1998/Math/MathML" display="block">
  <semantics>
    <mrow>
      <mi>P</mi>
      <mo stretchy="false">=</mo>
      <mrow>
        <mn>0.2</mn>
        <mo stretchy="false">×</mo>
        <mn>0.02</mn>
        <mo stretchy="false">×</mo>
        <mn>0.05</mn>
      </mrow>
      <mo stretchy="false">=</mo>
      <mn>0.0002</mn>
      <mo stretchy="false">=</mo>
      <mfrac bevelled="true">
        <mn>1</mn>
        <mn>5000</mn>
      </mfrac>
    </mrow>
    <annotation encoding="StarMath 5.0">P = 0.2 times 0.02 times 0.05 = 0.0002 = {1} wideslash {5000} </annotation>
  </semantics>
</math>
</file>

<file path=Object 3/content.xml><?xml version="1.0" encoding="utf-8"?>
<math xmlns="http://www.w3.org/1998/Math/MathML" display="block">
  <semantics>
    <mrow>
      <msub>
        <mi>P</mi>
        <mi mathvariant="italic">global</mi>
      </msub>
      <mo stretchy="false">=</mo>
      <mrow>
        <mi>S</mi>
        <mo stretchy="false">×</mo>
        <msub>
          <mi>P</mi>
          <mi mathvariant="italic">local</mi>
        </msub>
      </mrow>
    </mrow>
    <annotation encoding="StarMath 5.0">P_global = S times P_local</annotation>
  </semantics>
</math>
</file>

<file path=Object 4/content.xml><?xml version="1.0" encoding="utf-8"?>
<math xmlns="http://www.w3.org/1998/Math/MathML" display="block">
  <semantics>
    <mrow>
      <msub>
        <mi>P</mi>
        <mi mathvariant="italic">suffix</mi>
      </msub>
      <mo stretchy="false">=</mo>
      <mrow>
        <mn>0.05</mn>
        <mo stretchy="false">×</mo>
        <mn>0.2</mn>
      </mrow>
      <mo stretchy="false">=</mo>
      <mn>0.01</mn>
      <mo stretchy="false">=</mo>
      <mfrac bevelled="true">
        <mn>1</mn>
        <mn>100</mn>
      </mfrac>
    </mrow>
    <annotation encoding="StarMath 5.0">P_suffix=0.05 times 0.2 = 0.01 = {1} wideslash {100} </annotation>
  </semantics>
</math>
</file>